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36:37.966975744</dc:date>
    <meta:editing-cycles>27</meta:editing-cycles>
    <meta:editing-duration>PT1H23M2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1.83697019872103E-016">
                <text:p>1.83697019872103E-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82842712474619">
                <text:p>-2.82842712474619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5">
                <text:p>-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